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fo:text-shadow="1pt 1pt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transparent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ext-properties style:text-underline-style="solid" style:text-underline-width="auto" style:text-underline-color="font-color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9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ext-properties fo:font-style="normal" style:font-style-asian="normal" style:font-style-complex="normal"/>
    </style:style>
    <style:style style:name="ce100" style:family="table-cell" style:parent-style-name="Default">
      <style:text-properties fo:font-style="normal" style:text-underline-style="none" style:font-style-asian="normal" style:font-style-complex="normal"/>
    </style:style>
    <style:style style:name="ce101" style:family="table-cell" style:parent-style-name="Default">
      <style:text-properties style:text-underline-style="none"/>
    </style:style>
    <style:style style:name="ce102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10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11" style:family="table-cell" style:parent-style-name="Default">
      <style:text-properties fo:text-shadow="1pt 1pt"/>
    </style:style>
    <style:style style:name="ce112" style:family="table-cell" style:parent-style-name="Default" style:data-style-name="N0">
      <style:text-properties fo:font-weight="bold" style:font-weight-asian="bold" style:font-weight-complex="bold"/>
    </style:style>
    <style:style style:name="ce113" style:family="table-cell" style:parent-style-name="Default">
      <style:text-properties fo:text-shadow="none" style:text-underline-style="solid" style:text-underline-width="auto" style:text-underline-color="font-color"/>
    </style:style>
    <style:style style:name="ce114" style:family="table-cell" style:parent-style-name="Default">
      <style:text-properties fo:text-shadow="1pt 1pt" style:text-underline-style="solid" style:text-underline-width="auto" style:text-underline-color="font-color"/>
    </style:style>
    <style:style style:name="ce115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116" style:family="table-cell" style:parent-style-name="Default">
      <style:text-properties fo:text-shadow="1pt 1pt" style:text-underline-style="none"/>
    </style:style>
    <style:style style:name="ce117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2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123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12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ce8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86" office:value-type="string" calcext:value-type="string">
            <text:p>Version 1.0</text:p>
          </table:table-cell>
          <table:table-cell table:style-name="ce90" office:value-type="string" calcext:value-type="string">
            <text:p><text:s/>&lt; 0.6</text:p>
          </table:table-cell>
          <table:table-cell table:style-name="ce90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87"/>
          <table:table-cell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91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92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93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89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89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89"/>
          <table:table-cell/>
          <table:table-cell office:value-type="string" calcext:value-type="string">
            <text:p>TBL_SESSION_TABL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96" office:value-type="string" calcext:value-type="string">
            <text:p>:=</text:p>
          </table:table-cell>
          <table:table-cell table:style-name="ce97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97"/>
          <table:table-cell table:number-columns-repeated="2"/>
        </table:table-row>
        <table:table-row table:style-name="ro2">
          <table:table-cell table:number-columns-repeated="2"/>
          <table:table-cell table:style-name="ce95"/>
          <table:table-cell table:number-columns-repeated="4"/>
        </table:table-row>
        <table:table-row table:style-name="ro2">
          <table:table-cell table:style-name="ce87"/>
          <table:table-cell/>
          <table:table-cell table:style-name="Default"/>
          <table:table-cell table:number-columns-repeated="4"/>
        </table:table-row>
        <table:table-row table:style-name="ro2">
          <table:table-cell table:style-name="ce87" table:number-columns-repeated="2"/>
          <table:table-cell table:style-name="Default"/>
          <table:table-cell table:style-name="ce87" table:number-columns-repeated="4"/>
        </table:table-row>
        <table:table-row table:style-name="ro2">
          <table:table-cell table:style-name="ce88" table:number-columns-repeated="2"/>
          <table:table-cell table:style-name="Default"/>
          <table:table-cell/>
          <table:table-cell table:style-name="ce88" table:number-columns-repeated="3"/>
        </table:table-row>
        <table:table-row table:style-name="ro2">
          <table:table-cell table:style-name="ce88" table:number-columns-repeated="2"/>
          <table:table-cell table:style-name="Default"/>
          <table:table-cell table:style-name="ce88" table:number-columns-repeated="2"/>
          <table:table-cell table:number-columns-repeated="2"/>
        </table:table-row>
      </table:table>
      <table:table table:name="V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98" office:value-type="string" calcext:value-type="string">
            <text:p>Version 2.0</text:p>
          </table:table-cell>
          <table:table-cell table:style-name="ce103" office:value-type="string" calcext:value-type="string">
            <text:p><text:s/>&lt;0.7</text:p>
          </table:table-cell>
          <table:table-cell/>
          <table:table-cell table:style-name="ce103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91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92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3">Counting up PER </text:span><text:span text:style-name="T4">KEY_TABLE</text:span>!</text:p>
          </table:table-cell>
          <table:table-cell table:style-name="ce104" office:value-type="string" calcext:value-type="string">
            <text:p>can be null</text:p>
          </table:table-cell>
          <table:table-cell table:style-name="ce90" table:number-columns-repeated="2"/>
          <table:table-cell table:number-columns-repeated="2"/>
        </table:table-row>
        <table:table-row table:style-name="ro2">
          <table:table-cell table:style-name="ce89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89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89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100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96" office:value-type="string" calcext:value-type="string">
            <text:p>:=</text:p>
          </table:table-cell>
          <table:table-cell table:style-name="ce97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TBL_MEANING_A</text:p>
          </table:table-cell>
          <table:table-cell table:number-columns-repeated="2"/>
          <table:table-cell table:style-name="ce105" office:value-type="string" calcext:value-type="string">
            <text:p>TBL_SESSION_VOC</text:p>
          </table:table-cell>
          <table:table-cell table:style-name="ce90" office:value-type="string" calcext:value-type="string">
            <text:p>:=</text:p>
          </table:table-cell>
          <table:table-cell table:style-name="ce90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96" office:value-type="string" calcext:value-type="string">
            <text:p>:=</text:p>
          </table:table-cell>
          <table:table-cell table:style-name="ce97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87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87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02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88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8" office:value-type="string" calcext:value-type="string">
            <text:p>Version 3.0</text:p>
          </table:table-cell>
          <table:table-cell table:style-name="ce103" office:value-type="string" calcext:value-type="string">
            <text:p>&gt;= 0.7</text:p>
          </table:table-cell>
          <table:table-cell/>
          <table:table-cell table:style-name="ce103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98"/>
          <table:table-cell table:style-name="ce103" table:number-columns-repeated="2"/>
          <table:table-cell table:number-columns-repeated="5"/>
        </table:table-row>
        <table:table-row table:style-name="ro2">
          <table:table-cell/>
          <table:table-cell table:style-name="ce107" office:value-type="string" calcext:value-type="string">
            <text:p>Explanation</text:p>
          </table:table-cell>
          <table:table-cell table:style-name="ce97" table:number-columns-repeated="2"/>
          <table:table-cell table:number-columns-repeated="5"/>
        </table:table-row>
        <table:table-row table:style-name="ro2">
          <table:table-cell/>
          <table:table-cell table:style-name="ce108" office:value-type="string" calcext:value-type="string">
            <text:p>primary</text:p>
          </table:table-cell>
          <table:table-cell table:style-name="ce97"/>
          <table:table-cell table:style-name="ce97" office:value-type="string" calcext:value-type="string">
            <text:p>- Introduce UUIDs for online sync</text:p>
          </table:table-cell>
          <table:table-cell table:number-columns-repeated="5"/>
        </table:table-row>
        <table:table-row table:style-name="ro2">
          <table:table-cell/>
          <table:table-cell table:style-name="ce109" office:value-type="string" calcext:value-type="string">
            <text:p>can be null</text:p>
          </table:table-cell>
          <table:table-cell table:style-name="ce97"/>
          <table:table-cell table:style-name="ce97" office:value-type="string" calcext:value-type="string">
            <text:p>- Cleanup confusion between „table“ for sql and data</text:p>
          </table:table-cell>
          <table:table-cell table:number-columns-repeated="5"/>
        </table:table-row>
        <table:table-row table:style-name="ro2">
          <table:table-cell/>
          <table:table-cell table:style-name="ce110" office:value-type="string" calcext:value-type="string">
            <text:p>Unique</text:p>
          </table:table-cell>
          <table:table-cell table:style-name="ce97"/>
          <table:table-cell table:style-name="ce97" office:value-type="string" calcext:value-type="string">
            <text:p>- Use single unique key for entries</text:p>
          </table:table-cell>
          <table:table-cell table:number-columns-repeated="5"/>
        </table:table-row>
        <table:table-row table:style-name="ro2">
          <table:table-cell/>
          <table:table-cell table:style-name="ce11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87" office:value-type="string" calcext:value-type="string">
            <text:p>SQL Naming</text:p>
          </table:table-cell>
          <table:table-cell/>
          <table:table-cell table:style-name="ce90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112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94" office:value-type="string" calcext:value-type="string">
            <text:p>TBL_ENTRI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124" office:value-type="string" calcext:value-type="string">
            <text:p>TBL_SETTING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11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94" office:value-type="string" calcext:value-type="string">
            <text:p>TBL_LIS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94" office:value-type="string" calcext:value-type="string">
            <text:p>TBL_SESS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94" office:value-type="string" calcext:value-type="string">
            <text:p>TBL_SESSION_MET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TBL_SESSION_LIS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94" office:value-type="string" calcext:value-type="string">
            <text:p>TBL_WORDS_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table:number-columns-repeated="4"/>
          <table:table-cell table:style-name="ce94" office:value-type="string" calcext:value-type="string">
            <text:p>TBL_WORDS_B</text:p>
          </table:table-cell>
          <table:table-cell table:style-name="ce96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97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87" office:value-type="string" calcext:value-type="string">
            <text:p>TBL_LIST_SYNC</text:p>
          </table:table-cell>
          <table:table-cell table:number-columns-repeated="2"/>
          <table:table-cell table:style-name="ce125" office:value-type="string" calcext:value-type="string">
            <text:p>TBL_SESSION_ENTRIES</text:p>
          </table:table-cell>
          <table:table-cell table:style-name="ce95" office:value-type="string" calcext:value-type="string">
            <text:p>:=</text:p>
          </table:table-cell>
          <table:table-cell table:style-name="ce90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/>
          <table:table-cell table:style-name="ce114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LISTS_DELETED</text:p>
          </table:table-cell>
          <table:table-cell table:style-name="ce95" office:value-type="string" calcext:value-type="string">
            <text:p>:=</text:p>
          </table:table-cell>
          <table:table-cell table:style-name="ce90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115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126" office:value-type="string" calcext:value-type="string">
            <text:p>TBL_ENTRIES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4" office:value-type="string" calcext:value-type="string">
            <text:p>TBL_LIST_CATEGORI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87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124" office:value-type="string" calcext:value-type="string">
            <text:p>TBL_CATEGO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116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124" office:value-type="string" calcext:value-type="string">
            <text:p>TBL_ENTRY_STA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88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124" office:value-type="string" calcext:value-type="string">
            <text:p>TBL_ENTRIES_DELE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89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89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105"/>
          <table:table-cell table:style-name="ce95"/>
          <table:table-cell table:style-name="ce90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94" office:value-type="string" calcext:value-type="string">
            <text:p>KEY_LIS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ENT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115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TIP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4" office:value-type="string" calcext:value-type="string">
            <text:p>KEY_LAST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117" office:value-type="string" calcext:value-type="string">
            <text:p>TBL_ENTRIES_USED</text:p>
          </table:table-cell>
          <table:table-cell table:number-columns-repeated="2"/>
          <table:table-cell table:style-name="ce94" office:value-type="string" calcext:value-type="string">
            <text:p>KEY_POIN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M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99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MVALUE</text:p>
          </table:table-cell>
          <table:table-cell table:style-name="ce96" office:value-type="string" calcext:value-type="string">
            <text:p>:=</text:p>
          </table:table-cell>
          <table:table-cell table:style-name="ce97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4" office:value-type="string" calcext:value-type="string">
            <text:p>KEY_MEANING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87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94" office:value-type="string" calcext:value-type="string">
            <text:p>KEY_CREA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ADDIT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87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87" office:value-type="string" calcext:value-type="string">
            <text:p>TBL_SESSION</text:p>
          </table:table-cell>
          <table:table-cell table:number-columns-repeated="2"/>
          <table:table-cell table:style-name="ce127" office:value-type="string" calcext:value-type="string">
            <text:p>KEY_CATEGORY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114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87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88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101" office:value-type="string" calcext:value-type="string">
            <text:p>KEY_SETTINGS_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87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114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102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114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117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/>
          <table:table-cell table:style-name="ce88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106" office:value-type="string" calcext:value-type="string">
            <text:p>list categories</text:p>
          </table:table-cell>
          <table:table-cell table:style-name="ce87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106"/>
          <table:table-cell table:style-name="ce88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ID, to delete obsolete tombstones on list deletion</text:p>
          </table:table-cell>
          <table:table-cell table:style-name="ce116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117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88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displayed for entry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input was correct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06"/>
          <table:table-cell table:style-name="ce118" office:value-type="string" calcext:value-type="string">
            <text:p>TBL_LIST_CATEGORIES</text:p>
          </table:table-cell>
          <table:table-cell table:style-name="ce106"/>
          <table:table-cell table:number-columns-repeated="6"/>
        </table:table-row>
        <table:table-row table:style-name="ro2">
          <table:table-cell table:style-name="ce106" office:value-type="string" calcext:value-type="string">
            <text:p>category names</text:p>
          </table:table-cell>
          <table:table-cell table:style-name="ce119" office:value-type="string" calcext:value-type="string">
            <text:p>KEY_LIST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106"/>
          <table:table-cell table:style-name="ce119" office:value-type="string" calcext:value-type="string">
            <text:p>KEY_CATEGORY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106" table:number-columns-repeated="3"/>
          <table:table-cell table:number-columns-repeated="6"/>
        </table:table-row>
        <table:table-row table:style-name="ro2">
          <table:table-cell/>
          <table:table-cell table:style-name="ce120" office:value-type="string" calcext:value-type="string">
            <text:p>TBL_CATEGORY</text:p>
          </table:table-cell>
          <table:table-cell table:style-name="ce106"/>
          <table:table-cell table:number-columns-repeated="6"/>
        </table:table-row>
        <table:table-row table:style-name="ro2">
          <table:table-cell/>
          <table:table-cell table:style-name="ce121" office:value-type="string" calcext:value-type="string">
            <text:p>KEY_CATEGORY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106" office:value-type="string" calcext:value-type="string">
            <text:p>KEY_CATEGORY_NAME</text:p>
          </table:table-cell>
          <table:table-cell table:style-name="ce106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122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123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88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87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88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table table:name="V4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8" office:value-type="string" calcext:value-type="string">
            <text:p>Version 4</text:p>
          </table:table-cell>
          <table:table-cell table:style-name="ce103" office:value-type="string" calcext:value-type="string">
            <text:p>&gt;= 0.8.1</text:p>
          </table:table-cell>
          <table:table-cell/>
          <table:table-cell table:style-name="ce103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98"/>
          <table:table-cell table:style-name="ce103" table:number-columns-repeated="2"/>
          <table:table-cell table:number-columns-repeated="5"/>
        </table:table-row>
        <table:table-row table:style-name="ro2">
          <table:table-cell/>
          <table:table-cell table:style-name="ce107" office:value-type="string" calcext:value-type="string">
            <text:p>Explanation</text:p>
          </table:table-cell>
          <table:table-cell table:style-name="ce97" table:number-columns-repeated="2"/>
          <table:table-cell table:number-columns-repeated="5"/>
        </table:table-row>
        <table:table-row table:style-name="ro2">
          <table:table-cell/>
          <table:table-cell table:style-name="ce108" office:value-type="string" calcext:value-type="string">
            <text:p>primary</text:p>
          </table:table-cell>
          <table:table-cell table:style-name="ce97"/>
          <table:table-cell office:value-type="string" calcext:value-type="string">
            <text:p>- Remove session tables</text:p>
          </table:table-cell>
          <table:table-cell table:number-columns-repeated="5"/>
        </table:table-row>
        <table:table-row table:style-name="ro2">
          <table:table-cell/>
          <table:table-cell table:style-name="ce109" office:value-type="string" calcext:value-type="string">
            <text:p>can be null</text:p>
          </table:table-cell>
          <table:table-cell table:style-name="ce97"/>
          <table:table-cell office:value-type="string" calcext:value-type="string">
            <text:p>- use entries for session tracking</text:p>
          </table:table-cell>
          <table:table-cell table:number-columns-repeated="5"/>
        </table:table-row>
        <table:table-row table:style-name="ro2">
          <table:table-cell/>
          <table:table-cell table:style-name="ce110" office:value-type="string" calcext:value-type="string">
            <text:p>Unique</text:p>
          </table:table-cell>
          <table:table-cell table:style-name="ce97"/>
          <table:table-cell table:style-name="ce97" office:value-type="string" calcext:value-type="string">
            <text:p>- store entries with points at once</text:p>
          </table:table-cell>
          <table:table-cell table:number-columns-repeated="5"/>
        </table:table-row>
        <table:table-row table:style-name="ro2">
          <table:table-cell/>
          <table:table-cell table:style-name="ce111" office:value-type="string" calcext:value-type="string">
            <text:p>foreign key</text:p>
          </table:table-cell>
          <table:table-cell/>
          <table:table-cell office:value-type="string" calcext:value-type="string">
            <text:p>- track session stats for one sessio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87" office:value-type="string" calcext:value-type="string">
            <text:p>SQL Naming</text:p>
          </table:table-cell>
          <table:table-cell/>
          <table:table-cell table:style-name="ce90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112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94" office:value-type="string" calcext:value-type="string">
            <text:p>TBL_ENTRI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124" office:value-type="string" calcext:value-type="string">
            <text:p>TBL_SETTING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11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94" office:value-type="string" calcext:value-type="string">
            <text:p>TBL_LIS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94" office:value-type="string" calcext:value-type="string">
            <text:p>TBL_SESS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94" office:value-type="string" calcext:value-type="string">
            <text:p>TBL_SESSION_MET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TBL_WORDS_A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94" office:value-type="string" calcext:value-type="string">
            <text:p>TBL_WORDS_B</text:p>
          </table:table-cell>
          <table:table-cell table:style-name="ce96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97" office:value-type="string" calcext:value-type="string">
            <text:p>meaning_b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BL_LISTS_DELETED</text:p>
          </table:table-cell>
          <table:table-cell table:style-name="ce95" office:value-type="string" calcext:value-type="string">
            <text:p>:=</text:p>
          </table:table-cell>
          <table:table-cell table:style-name="ce90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87" office:value-type="string" calcext:value-type="string">
            <text:p>TBL_LIST_SYNC</text:p>
          </table:table-cell>
          <table:table-cell table:number-columns-repeated="2"/>
          <table:table-cell table:style-name="ce126" office:value-type="string" calcext:value-type="string">
            <text:p>TBL_ENTRIES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/>
          <table:table-cell table:style-name="ce114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124" office:value-type="string" calcext:value-type="string">
            <text:p>TBL_LIST_CATEGORIE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115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124" office:value-type="string" calcext:value-type="string">
            <text:p>TBL_CATEGO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4" office:value-type="string" calcext:value-type="string">
            <text:p>TBL_ENTRY_STA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87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124" office:value-type="string" calcext:value-type="string">
            <text:p>TBL_ENTRIES_DELE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116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88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105" office:value-type="string" calcext:value-type="string">
            <text:p>TBL_SESSION_HISTORY</text:p>
          </table:table-cell>
          <table:table-cell table:style-name="ce95" office:value-type="string" calcext:value-type="string">
            <text:p>:=</text:p>
          </table:table-cell>
          <table:table-cell table:style-name="ce90" office:value-type="string" calcext:value-type="string">
            <text:p>session_stats_his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89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89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94" office:value-type="string" calcext:value-type="string">
            <text:p>KEY_LIS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ENT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115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TIP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4" office:value-type="string" calcext:value-type="string">
            <text:p>KEY_LAST_US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117" office:value-type="string" calcext:value-type="string">
            <text:p>TBL_ENTRIES_USED</text:p>
          </table:table-cell>
          <table:table-cell table:number-columns-repeated="2"/>
          <table:table-cell table:style-name="ce94" office:value-type="string" calcext:value-type="string">
            <text:p>KEY_POINTS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 used ?</text:p>
          </table:table-cell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M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85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MVALUE</text:p>
          </table:table-cell>
          <table:table-cell table:style-name="ce96" office:value-type="string" calcext:value-type="string">
            <text:p>:=</text:p>
          </table:table-cell>
          <table:table-cell table:style-name="ce97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4" office:value-type="string" calcext:value-type="string">
            <text:p>KEY_MEANING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87" table:formula="of:=[.E17]" office:value-type="string" office:string-value="TBL_WORDS_A" calcext:value-type="string">
            <text:p>TBL_WORDS_A</text:p>
          </table:table-cell>
          <table:table-cell table:number-columns-repeated="2"/>
          <table:table-cell table:style-name="ce94" office:value-type="string" calcext:value-type="string">
            <text:p>KEY_CREAT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94" office:value-type="string" calcext:value-type="string">
            <text:p>KEY_ADDITION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87" table:formula="of:=[.E18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101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87" office:value-type="string" calcext:value-type="string">
            <text:p>TBL_SESSION</text:p>
          </table:table-cell>
          <table:table-cell table:number-columns-repeated="2"/>
          <table:table-cell table:style-name="ce127" office:value-type="string" calcext:value-type="string">
            <text:p>KEY_CATEGORY_UUI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114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EY_TIP_NEED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87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88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101" office:value-type="string" calcext:value-type="string">
            <text:p>KEY_SETTINGS_KEY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95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NTRY_STATS from current session</text:p>
          </table:table-cell>
          <table:table-cell table:style-name="ce102" office:value-type="string" calcext:value-type="string">
            <text:p>TBL_SESSION_HISTOR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sed to show stats after session</text:p>
          </table:table-cell>
          <table:table-cell table:style-name="ce114" office:value-type="string" calcext:value-type="string">
            <text:p>KEY_DATE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117" office:value-type="string" calcext:value-type="string">
            <text:p>TBL_LISTS_DELETED</text:p>
          </table:table-cell>
          <table:table-cell table:number-columns-repeated="7"/>
        </table:table-row>
        <table:table-row table:style-name="ro2">
          <table:table-cell/>
          <table:table-cell table:style-name="ce88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style-name="ce106" office:value-type="string" calcext:value-type="string">
            <text:p>list categories</text:p>
          </table:table-cell>
          <table:table-cell table:style-name="ce87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table:style-name="ce106"/>
          <table:table-cell table:style-name="ce88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ID, to delete obsolete tombstones on list deletion</text:p>
          </table:table-cell>
          <table:table-cell table:style-name="ce116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117" office:value-type="string" calcext:value-type="string">
            <text:p>TBL_ENTRY_STATS</text:p>
          </table:table-cell>
          <table:table-cell table:number-columns-repeated="2"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/>
          <table:table-cell table:style-name="ce116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TC</text:p>
          </table:table-cell>
          <table:table-cell table:style-name="ce88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displayed for entry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input was correct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ea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06"/>
          <table:table-cell table:style-name="ce118" office:value-type="string" calcext:value-type="string">
            <text:p>TBL_LIST_CATEGORIES</text:p>
          </table:table-cell>
          <table:table-cell table:style-name="ce106"/>
          <table:table-cell table:number-columns-repeated="6"/>
        </table:table-row>
        <table:table-row table:style-name="ro2">
          <table:table-cell table:style-name="ce106" office:value-type="string" calcext:value-type="string">
            <text:p>category names</text:p>
          </table:table-cell>
          <table:table-cell table:style-name="ce119" office:value-type="string" calcext:value-type="string">
            <text:p>KEY_LIST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106"/>
          <table:table-cell table:style-name="ce119" office:value-type="string" calcext:value-type="string">
            <text:p>KEY_CATEGORY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106" table:number-columns-repeated="3"/>
          <table:table-cell table:number-columns-repeated="6"/>
        </table:table-row>
        <table:table-row table:style-name="ro2">
          <table:table-cell/>
          <table:table-cell table:style-name="ce120" office:value-type="string" calcext:value-type="string">
            <text:p>TBL_CATEGORY</text:p>
          </table:table-cell>
          <table:table-cell table:style-name="ce106"/>
          <table:table-cell table:number-columns-repeated="6"/>
        </table:table-row>
        <table:table-row table:style-name="ro2">
          <table:table-cell/>
          <table:table-cell table:style-name="ce121" office:value-type="string" calcext:value-type="string">
            <text:p>KEY_CATEGORY</text:p>
          </table:table-cell>
          <table:table-cell table:style-name="ce106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106" office:value-type="string" calcext:value-type="string">
            <text:p>KEY_CATEGORY_NAME</text:p>
          </table:table-cell>
          <table:table-cell table:style-name="ce106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122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123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88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99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87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88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2-04-26T20:50:05.592000000</dc:date>
    <meta:editing-duration>P2DT8H49M25S</meta:editing-duration>
    <meta:editing-cycles>443</meta:editing-cycles>
    <dc:creator>Aron Heinecke</dc:creator>
    <meta:document-statistic meta:table-count="4" meta:cell-count="862" meta:object-count="0"/>
  </office:meta>
</office:document-meta>
</file>